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sImpl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sImpl.Stat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sImpl.getStatistic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sImpl.getStatistic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sImpl.addStatistic( String name , StatisticImpl statist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sImpl.StatsImpl( Map &lt; String , StatisticImpl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sImpl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